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23DE000014FCCB630DCD.svm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lygone:</text:p>
      <text:p text:style-name="P2">Folge von Punkten:</text:p>
      <text:p text:style-name="P2"><text:tab/>Offen → Linienzug</text:p>
      <text:p text:style-name="P2"><text:tab/>Geschlossen → Polygon</text:p>
      <text:p text:style-name="P2">Problem: Wo ist innen?</text:p>
      <text:p text:style-name="P2">-Polygon ist monoton zu einer Gerade, wenn jede zu dieser Geraden snkrechte, das Polygon <text:tab/>höchstens 2 mal schneidet</text:p>
      <text:p text:style-name="P2">-Konvex: Polygon zu jeder Gerade monoton (Alle Innenwinkel unter 180°?)</text:p>
      <text:p text:style-name="P2">-Konvexe Hülle: kleinstes konvexes Polygon, das alle Punkte enthält</text:p>
      <text:p text:style-name="P1"/>
      <text:p text:style-name="P1">Graham Scan:(Algorithmus)</text:p>
      <text:p text:style-name="P2">-Mit unterstem Punkt anfangen(kleinste y-koordinate)</text:p>
      <text:p text:style-name="P2"><draw:frame draw:style-name="fr1" draw:name="Grafik1" text:anchor-type="paragraph" svg:x="4.267cm" svg:y="1.085cm" svg:width="7.713cm" svg:height="4.514cm" draw:z-index="0"><draw:image xlink:href="Pictures/20000007000023DE000014FCCB630DCD.svm" xlink:type="simple" xlink:show="embed" xlink:actuate="onLoad"/></draw:frame>-nach aufsteigendem Winkel geordnet linie von Punkt zu Punkt ziehen (Wenn gleicher Winkel wird nur größter Abstand zum ersten Punkt behalten)</text:p>
      <text:p text:style-name="P2">-Wenn 3 Punkte aufeinanderfolgend eine Rechtskurve bilden → Mittleren Punkt löschen</text:p>
      <text:p text:style-name="P1">Polygone mit Löchern:</text:p>
      <text:p text:style-name="P2">-Simplex = Objekt in einer Dimension mit der geringsten Komplexität<text:line-break/><text:tab/>-1D → Linie</text:p>
      <text:p text:style-name="P2"><text:tab/>-2D → Dreieck</text:p>
      <text:p text:style-name="P2"><text:tab/>-3D → Tetraeder</text:p>
      <text:p text:style-name="P2">-Polygon wird in Dreiecke aufgeteilt</text:p>
      <text:p text:style-name="P2">-Dreieck „wunderschönes“ konvexes Polygon</text:p>
      <text:p text:style-name="P1"/>
      <text:p text:style-name="P1"/>
      <text:p text:style-name="P1"/>
      <text:p text:style-name="P1">Speicherung von Dreiecken:</text:p>
      <text:p text:style-name="P2">-Punkte gespiechert mit Dimension (Anzahl Koordinaten)</text:p>
      <text:p text:style-name="P2">-Dreiecke mit Verweisen auf Punkte gespeichert </text:p>
      <text:p text:style-name="P2">-Worst Case: Keine Punkte doppelt verwendet</text:p>
      <text:p text:style-name="P2"/>
      <text:p text:style-name="P1">Orientiertes Polygon:</text:p>
      <text:p text:style-name="P2">-Kanten mit Richtung</text:p>
      <text:p text:style-name="P2">-Vorderseite gegen Uhrzeigersinn</text:p>
      <text:p text:style-name="P2">-Rückseite mit Uhrzeigersin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9T12:28:24.57</meta:creation-date>
    <dc:date>2013-10-29T13:17:26.76</dc:date>
    <meta:editing-duration>PT24M51S</meta:editing-duration>
    <meta:editing-cycles>3</meta:editing-cycles>
    <meta:generator>OpenOffice.org/3.4.1$Win32 OpenOffice.org_project/341m1$Build-9593</meta:generator>
    <meta:document-statistic meta:table-count="0" meta:image-count="1" meta:object-count="0" meta:page-count="1" meta:paragraph-count="26" meta:word-count="153" meta:character-count="1122"/>
  </office:meta>
</office:document-meta>
</file>